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2534208" text:id="ct825342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7077248" text:id="ct870772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2897840" text:id="ct828978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1071824" text:id="ct810718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5745968" text:id="ct757459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2195600" text:id="ct821956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2534208"/><text:change-start text:change-id="ct87077248"/>Adopt<text:change-end text:change-id="ct87077248"/>ed<text:change-start text:change-id="ct82897840"/> as a <text:change-end text:change-id="ct82897840"/>NMRA <text:change-start text:change-id="ct81071824"/>Standard<text:change-end text:change-id="ct8107182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5745968"/><text:change-start text:change-id="ct82195600"/>Version History<text:change-end text:change-id="ct821956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09.737556944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3:09.648090634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77" meta:non-whitespace-character-count="407"/>
  </office:meta>
</office:document-meta>
</file>